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057cm"/>
    </style:style>
    <style:style style:name="co2" style:family="table-column">
      <style:table-column-properties fo:break-before="auto" style:column-width="4.374cm"/>
    </style:style>
    <style:style style:name="co3" style:family="table-column">
      <style:table-column-properties fo:break-before="auto" style:column-width="2.6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ffff" fo:border="0.06pt solid #000000"/>
    </style:style>
    <style:style style:name="ce5" style:family="table-cell" style:parent-style-name="Default" style:data-style-name="N112">
      <style:table-cell-properties fo:border-bottom="none" fo:background-color="#ffcc00" fo:border-left="0.74pt solid #000000" fo:border-right="0.74pt solid #000000" style:rotation-align="none" fo:border-top="0.74pt solid #000000"/>
    </style:style>
    <style:style style:name="ce6" style:family="table-cell" style:parent-style-name="Default" style:data-style-name="N2">
      <style:table-cell-properties fo:border-bottom="none" fo:background-color="#ffcc00" fo:border-left="0.74pt solid #000000" fo:border-right="0.74pt solid #000000" style:rotation-align="none" fo:border-top="none"/>
    </style:style>
    <style:style style:name="ce7" style:family="table-cell" style:parent-style-name="Default" style:data-style-name="N1">
      <style:table-cell-properties fo:border-bottom="none" fo:background-color="#ffcc00" fo:border-left="0.74pt solid #000000" fo:border-right="0.74pt solid #000000" style:rotation-align="none" fo:border-top="none"/>
    </style:style>
    <style:style style:name="ce8" style:family="table-cell" style:parent-style-name="Default">
      <style:table-cell-properties fo:border-bottom="none" fo:background-color="#66ffff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ffcc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fo:border-bottom="none" fo:background-color="#ffcc00" fo:border-left="0.74pt solid #000000" fo:border-right="0.74pt solid #000000" fo:border-top="none"/>
    </style:style>
    <style:style style:name="ce11" style:family="table-cell" style:parent-style-name="Default" style:data-style-name="N1">
      <style:table-cell-properties fo:border-bottom="0.74pt solid #000000" fo:background-color="#ffcc00" fo:border-left="0.74pt solid #000000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90 IFR Turbin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aractéristiques de fonctionnemen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P1:</text:p>
          </table:table-cell>
          <table:table-cell table:style-name="ce4" office:value-type="float" office:value="200000" calcext:value-type="float">
            <text:p>20000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nlet pressur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1:</text:p>
          </table:table-cell>
          <table:table-cell table:style-name="ce4" office:value-type="float" office:value="384000" calcext:value-type="float">
            <text:p>384000</text:p>
          </table:table-cell>
          <table:table-cell office:value-type="string" calcext:value-type="string">
            <text:p>J/kg</text:p>
          </table:table-cell>
          <table:table-cell office:value-type="string" calcext:value-type="string">
            <text:p>Enthalpi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_flow :</text:p>
          </table:table-cell>
          <table:table-cell table:style-name="ce4" office:value-type="float" office:value="5.2" calcext:value-type="float">
            <text:p>5,2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Débit massiqu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p:</text:p>
          </table:table-cell>
          <table:table-cell table:style-name="ce4" office:value-type="float" office:value="1004" calcext:value-type="float">
            <text:p>1004</text:p>
          </table:table-cell>
          <table:table-cell office:value-type="string" calcext:value-type="string">
            <text:p>J/kg/°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ho:</text:p>
          </table:table-cell>
          <table:table-cell table:style-name="ce4" office:value-type="float" office:value="1.8" calcext:value-type="float">
            <text:p>1,8</text:p>
          </table:table-cell>
          <table:table-cell office:value-type="string" calcext:value-type="string">
            <text:p>kg/m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amma :</text:p>
          </table:table-cell>
          <table:table-cell table:style-name="ce4" office:value-type="float" office:value="1.4" calcext:value-type="float">
            <text:p>1,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amètre géométrique de la turbin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tor inlet diam :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otor inlet epaisseur :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otor outlet diam: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otor inlet angle: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otor outlet angle :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lc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rface entrée turbine:</text:p>
          </table:table-cell>
          <table:table-cell table:style-name="ce5" table:formula="of:=PI()*[.B10]/1000*[.B11]/1000" office:value-type="float" office:value="0.0628318530717959" calcext:value-type="float">
            <text:p>0,0628</text:p>
          </table:table-cell>
          <table:table-cell office:value-type="string" calcext:value-type="string">
            <text:p>m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2 :</text:p>
          </table:table-cell>
          <table:table-cell table:style-name="ce6" table:formula="of:=[.B5]/[.B7]/[.B16]/COS(RADIANS([.B13]))" office:value-type="float" office:value="264.777294462492" calcext:value-type="float">
            <text:p>264,78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2:</text:p>
          </table:table-cell>
          <table:table-cell table:style-name="ce7" table:formula="of:=[.B17]*SIN(RADIANS([.B13]))" office:value-type="float" office:value="260.754732408259" calcext:value-type="float">
            <text:p>261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:</text:p>
          </table:table-cell>
          <table:table-cell table:style-name="ce7" table:formula="of:=[.B18]*60/(2*PI())*2/([.B10]/1000)" office:value-type="float" office:value="12450.1213792136" calcext:value-type="float">
            <text:p>12450</text:p>
          </table:table-cell>
          <table:table-cell office:value-type="string" calcext:value-type="string">
            <text:p>tr/m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 :</text:p>
          </table:table-cell>
          <table:table-cell table:style-name="ce7" table:formula="of:=[.B19]*2*PI()/60*[.B12]/1000/2" office:value-type="float" office:value="65.1886831020647" calcext:value-type="float">
            <text:p>65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2:</text:p>
          </table:table-cell>
          <table:table-cell table:style-name="ce7" table:formula="of:=[.B18]/TAN(RADIANS([.B13]))" office:value-type="float" office:value="45.978094670992" calcext:value-type="float">
            <text:p>46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3:</text:p>
          </table:table-cell>
          <table:table-cell table:style-name="ce7" table:formula="of:=[.B20]/TAN(RADIANS([.B14]))" office:value-type="float" office:value="54.699799947875" calcext:value-type="float">
            <text:p>55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3:</text:p>
          </table:table-cell>
          <table:table-cell table:style-name="ce7" table:formula="of:=[.B20]/SIN(RADIANS([.B14]))" office:value-type="float" office:value="85.0977821034071" calcext:value-type="float">
            <text:p>85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ta(W):</text:p>
          </table:table-cell>
          <table:table-cell table:style-name="ce7" table:formula="of:=0.5*(([.B18]^2-[.B20]^2)-([.B21]^2-[.B23]^2)+([.B17]^2-[.B22]^2))" office:value-type="float" office:value="67993.0304733026" calcext:value-type="float">
            <text:p>67993</text:p>
          </table:table-cell>
          <table:table-cell office:value-type="string" calcext:value-type="string">
            <text:p>m²/s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1:</text:p>
          </table:table-cell>
          <table:table-cell table:style-name="ce7" table:formula="of:=[.B4]/[.B6]" office:value-type="float" office:value="382.470119521912" calcext:value-type="float">
            <text:p>382</text:p>
          </table:table-cell>
          <table:table-cell office:value-type="string" calcext:value-type="string">
            <text:p>°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:</text:p>
          </table:table-cell>
          <table:table-cell table:style-name="ce7" table:formula="of:=[.B17]*COS(RADIANS([.B13]))" office:value-type="float" office:value="45.978094670992" calcext:value-type="float">
            <text:p>46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01:</text:p>
          </table:table-cell>
          <table:table-cell table:style-name="ce7" table:formula="of:=[.B4]+0.5*[.B26]^2" office:value-type="float" office:value="385056.992594787" calcext:value-type="float">
            <text:p>385057</text:p>
          </table:table-cell>
          <table:table-cell office:value-type="string" calcext:value-type="string">
            <text:p>J/k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02:</text:p>
          </table:table-cell>
          <table:table-cell table:style-name="ce7" table:formula="of:=[.B27]" office:value-type="float" office:value="385056.992594787" calcext:value-type="float">
            <text:p>385057</text:p>
          </table:table-cell>
          <table:table-cell office:value-type="string" calcext:value-type="string">
            <text:p>J/k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02:</text:p>
          </table:table-cell>
          <table:table-cell table:style-name="ce7" table:formula="of:=[.B28]/[.B6]" office:value-type="float" office:value="383.522900990824" calcext:value-type="float">
            <text:p>384</text:p>
          </table:table-cell>
          <table:table-cell office:value-type="string" calcext:value-type="string">
            <text:p>°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03:</text:p>
          </table:table-cell>
          <table:table-cell table:style-name="ce7" table:formula="of:=[.B28]-[.B24]" office:value-type="float" office:value="317063.962121485" calcext:value-type="float">
            <text:p>317064</text:p>
          </table:table-cell>
          <table:table-cell office:value-type="string" calcext:value-type="string">
            <text:p>J/k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03:</text:p>
          </table:table-cell>
          <table:table-cell table:style-name="ce7" table:formula="of:=[.B30]/[.B6]" office:value-type="float" office:value="315.800759085144" calcext:value-type="float">
            <text:p>316</text:p>
          </table:table-cell>
          <table:table-cell office:value-type="string" calcext:value-type="string">
            <text:p>°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01 : </text:p>
          </table:table-cell>
          <table:table-cell table:style-name="ce7" table:formula="of:=[.B3]+0.5*[.B7]*[.B26]^2" office:value-type="float" office:value="201902.586670617" calcext:value-type="float">
            <text:p>201903</text:p>
          </table:table-cell>
          <table:table-cell office:value-type="string" calcext:value-type="string">
            <text:p>P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02:</text:p>
          </table:table-cell>
          <table:table-cell table:style-name="ce7" table:formula="of:=[.B32]" office:value-type="float" office:value="201902.586670617" calcext:value-type="float">
            <text:p>201903</text:p>
          </table:table-cell>
          <table:table-cell office:value-type="string" calcext:value-type="string">
            <text:p>P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03:</text:p>
          </table:table-cell>
          <table:table-cell table:style-name="ce7" table:formula="of:=[.B33]*([.B31]/[.B29])^([.B8]/([.B8]-1))" office:value-type="float" office:value="102286.524037422" calcext:value-type="float">
            <text:p>102287</text:p>
          </table:table-cell>
          <table:table-cell office:value-type="string" calcext:value-type="string">
            <text:p>P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3:</text:p>
          </table:table-cell>
          <table:table-cell table:style-name="ce7" table:formula="of:=([.B34]-0.5*[.B7]*[.B22]^2)" office:value-type="float" office:value="99593.6627345187" calcext:value-type="float">
            <text:p>99594</text:p>
          </table:table-cell>
          <table:table-cell office:value-type="string" calcext:value-type="string">
            <text:p>P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3:</text:p>
          </table:table-cell>
          <table:table-cell table:style-name="ce7" table:formula="of:=[.B31]-0.5*[.B22]^2/[.B6]" office:value-type="float" office:value="314.310685323024" calcext:value-type="float">
            <text:p>314</text:p>
          </table:table-cell>
          <table:table-cell office:value-type="string" calcext:value-type="string">
            <text:p>° 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ion sortie :</text:p>
          </table:table-cell>
          <table:table-cell table:style-name="ce8" office:value-type="float" office:value="100000" calcext:value-type="float">
            <text:p>100000</text:p>
          </table:table-cell>
          <table:table-cell office:value-type="string" calcext:value-type="string">
            <text:p>P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1 (Vitesse du son)</text:p>
          </table:table-cell>
          <table:table-cell table:style-name="ce9" table:formula="of:=IF([.B17]&gt;[.B39];&quot;Débit trop important, OVERLOAD&quot;;&quot;OK&quot;)" office:value-type="string" office:string-value="OK" calcext:value-type="string">
            <text:p>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s:</text:p>
          </table:table-cell>
          <table:table-cell table:style-name="ce10" office:value-type="float" office:value="450" calcext:value-type="float">
            <text:p>450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2 (P3 &gt; Psortie)</text:p>
          </table:table-cell>
          <table:table-cell table:style-name="ce9" table:formula="of:=IF([.B34]&lt;[.B37];&quot;Débit trop important, Pression Basse&quot;;&quot;OK&quot;)" office:value-type="string" office:string-value="OK" calcext:value-type="string">
            <text:p>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issance</text:p>
          </table:table-cell>
          <table:table-cell table:style-name="ce11" table:formula="of:=[.B24]*[.B5]" office:value-type="float" office:value="353563.758461173" calcext:value-type="float">
            <text:p>353564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4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21:07:43.933967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BER Marc</meta:initial-creator>
    <meta:creation-date>2016-12-06T11:47:12</meta:creation-date>
    <dc:date>2016-12-22T21:30:07.168132572</dc:date>
    <meta:generator>LibreOffice/4.3.3.2$Linux_X86_64 LibreOffice_project/430m0$Build-2</meta:generator>
    <meta:editing-duration>PT26M20S</meta:editing-duration>
    <meta:editing-cycles>4</meta:editing-cycles>
    <meta:document-statistic meta:table-count="3" meta:cell-count="115" meta:object-count="0"/>
    <meta:user-defined meta:name="AppVersion">14.0300</meta:user-defined>
    <meta:user-defined meta:name="Company">SAIP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